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IN"/>
    </style:style>
    <style:style style:name="T41" style:parent-style-name="DefaultParagraphFont" style:family="text">
      <style:text-properties fo:font-weight="bold" style:font-weight-asian="bold" style:font-weight-complex="bold" fo:language="en" fo:country="IN"/>
    </style:style>
    <style:style style:name="T42" style:parent-style-name="DefaultParagraphFont" style:family="text">
      <style:text-properties fo:font-weight="bold" style:font-weight-asian="bold" style:font-weight-complex="bold" fo:language="en" fo:country="IN"/>
    </style:style>
    <style:style style:name="T43" style:parent-style-name="DefaultParagraphFont" style:family="text">
      <style:text-properties fo:font-weight="bold" style:font-weight-asian="bold" style:font-weight-complex="bold" fo:language="en" fo:country="IN"/>
    </style:style>
    <style:style style:name="T44" style:parent-style-name="DefaultParagraphFont" style:family="text">
      <style:text-properties fo:font-weight="bold" style:font-weight-asian="bold" style:font-weight-complex="bold" fo:language="en" fo:country="IN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Standard" style:family="paragraph">
      <style:paragraph-properties fo:text-align="justify" fo:margin-top="0.1666in" fo:line-height="100%"/>
    </style:style>
    <style:style style:name="P47" style:parent-style-name="Standard" style:family="paragraph">
      <style:paragraph-properties fo:text-align="justify" fo:margin-top="0.1666in" fo:line-height="100%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 fo:language="en" fo:country="IN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justify" fo:margin-top="0.1666in" fo:line-height="100%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 fo:language="en" fo:country="IN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justify" fo:margin-top="0.1666in" fo:line-height="100%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 fo:language="en" fo:country="IN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justify" fo:margin-top="0.1666in" fo:line-height="100%"/>
    </style:style>
    <style:style style:name="P65" style:parent-style-name="Standard" style:family="paragraph">
      <style:paragraph-properties fo:text-align="justify" fo:margin-top="0.1666in" fo:line-height="100%"/>
    </style:style>
    <style:style style:name="P66" style:parent-style-name="Standard" style:family="paragraph">
      <style:paragraph-properties fo:text-align="justify" fo:margin-top="0.1666in" fo:line-height="100%"/>
    </style:style>
    <style:style style:name="T67" style:parent-style-name="DefaultParagraphFont" style:family="text">
      <style:text-properties fo:font-weight="bold" style:font-weight-asian="bold" style:font-weight-complex="bold" fo:language="en" fo:country="IN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 fo:language="en" fo:country="IN"/>
    </style:style>
    <style:style style:name="T73" style:parent-style-name="DefaultParagraphFont" style:family="text">
      <style:text-properties fo:font-weight="bold" style:font-weight-asian="bold" style:font-weight-complex="bold" fo:language="en" fo:country="IN"/>
    </style:style>
    <style:style style:name="T74" style:parent-style-name="DefaultParagraphFont" style:family="text">
      <style:text-properties fo:font-weight="bold" style:font-weight-asian="bold" style:font-weight-complex="bold" fo:language="en" fo:country="IN"/>
    </style:style>
    <style:style style:name="T75" style:parent-style-name="DefaultParagraphFont" style:family="text">
      <style:text-properties fo:font-weight="bold" style:font-weight-asian="bold" style:font-weight-complex="bold" fo:language="en" fo:country="IN"/>
    </style:style>
    <style:style style:name="T76" style:parent-style-name="DefaultParagraphFont" style:family="text">
      <style:text-properties fo:font-weight="bold" style:font-weight-asian="bold" style:font-weight-complex="bold" fo:language="en" fo:country="IN"/>
    </style:style>
    <style:style style:name="T77" style:parent-style-name="DefaultParagraphFont" style:family="text">
      <style:text-properties fo:font-weight="bold" style:font-weight-asian="bold" style:font-weight-complex="bold" fo:language="en" fo:country="IN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justify" fo:margin-top="0.1666in" fo:line-height="100%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 fo:language="en" fo:country="IN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ableRow84" style:family="table-row">
      <style:table-row-properties style:min-row-height="2.7326in" style:use-optimal-row-height="false"/>
    </style:style>
    <style:style style:name="TableCell8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center" fo:margin-top="0.1666in" fo:line-height="100%"/>
    </style:style>
    <style:style style:name="T87" style:parent-style-name="DefaultParagraphFont" style:family="text">
      <style:text-properties fo:font-weight="bold" style:font-weight-asian="bold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 fo:margin-top="0.1666in" fo:line-height="100%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 fo:language="en" fo:country="IN"/>
    </style:style>
    <style:style style:name="T92" style:parent-style-name="DefaultParagraphFont" style:family="text">
      <style:text-properties fo:font-weight="bold" style:font-weight-asian="bold" style:font-weight-complex="bold" fo:language="en" fo:country="IN"/>
    </style:style>
    <style:style style:name="T93" style:parent-style-name="DefaultParagraphFont" style:family="text">
      <style:text-properties fo:font-weight="bold" style:font-weight-asian="bold" style:font-weight-complex="bold" fo:language="en" fo:country="IN"/>
    </style:style>
    <style:style style:name="T94" style:parent-style-name="DefaultParagraphFont" style:family="text">
      <style:text-properties fo:font-weight="bold" style:font-weight-asian="bold" style:font-weight-complex="bold" fo:language="en" fo:country="IN"/>
    </style:style>
    <style:style style:name="T95" style:parent-style-name="DefaultParagraphFont" style:family="text">
      <style:text-properties fo:font-weight="bold" style:font-weight-asian="bold" style:font-weight-complex="bold" fo:language="en" fo:country="IN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 fo:language="en" fo:country="IN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 fo:language="en" fo:country="IN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 fo:language="en" fo:country="IN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/>
    </style:style>
    <style:style style:name="P115" style:parent-style-name="Standard" style:family="paragraph">
      <style:paragraph-properties fo:text-align="justify" fo:margin-top="0.1666in" fo:line-height="100%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 fo:language="en" fo:country="IN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P121" style:parent-style-name="Standard" style:family="paragraph">
      <style:paragraph-properties fo:text-align="justify" fo:margin-top="0.1666in" fo:line-height="100%"/>
    </style:style>
    <style:style style:name="TableRow122" style:family="table-row">
      <style:table-row-properties style:min-row-height="1.0868in" style:use-optimal-row-height="false"/>
    </style:style>
    <style:style style:name="TableCell12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 fo:margin-top="0.1666in" fo:line-height="100%"/>
    </style:style>
    <style:style style:name="T125" style:parent-style-name="DefaultParagraphFont" style:family="text">
      <style:text-properties fo:font-weight="bold" style:font-weight-asian="bold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 fo:language="en" fo:country="IN"/>
    </style:style>
    <style:style style:name="T130" style:parent-style-name="DefaultParagraphFont" style:family="text">
      <style:text-properties fo:font-weight="bold" style:font-weight-asian="bold" style:font-weight-complex="bold" fo:language="en" fo:country="IN"/>
    </style:style>
    <style:style style:name="T131" style:parent-style-name="DefaultParagraphFont" style:family="text">
      <style:text-properties fo:font-weight="bold" style:font-weight-asian="bold" style:font-weight-complex="bold" fo:language="en" fo:country="IN"/>
    </style:style>
    <style:style style:name="T132" style:parent-style-name="DefaultParagraphFont" style:family="text">
      <style:text-properties fo:font-weight="bold" style:font-weight-asian="bold" style:font-weight-complex="bold" fo:language="en" fo:country="IN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justify" fo:margin-top="0.1666in" fo:line-height="100%"/>
    </style:style>
    <style:style style:name="T147" style:parent-style-name="DefaultParagraphFont" style:family="text">
      <style:text-properties fo:font-weight="bold" style:font-weight-asian="bold" style:font-weight-complex="bold" fo:language="en" fo:country="IN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ableRow149" style:family="table-row">
      <style:table-row-properties style:min-row-height="1.2743in" style:use-optimal-row-height="false"/>
    </style:style>
    <style:style style:name="TableCell15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center" fo:margin-top="0.1666in" fo:line-height="100%"/>
    </style:style>
    <style:style style:name="T152" style:parent-style-name="DefaultParagraphFont" style:family="text">
      <style:text-properties fo:font-weight="bold" style:font-weight-asian="bold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justify" fo:margin-top="0.1666in" fo:line-height="100%"/>
    </style:style>
    <style:style style:name="TableCell1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text-align="justify" fo:margin-top="0.1666in" fo:line-height="100%"/>
    </style:style>
    <style:style style:name="T157" style:parent-style-name="DefaultParagraphFont" style:family="text">
      <style:text-properties fo:font-weight="bold" style:font-weight-asian="bold" style:font-weight-complex="bold" fo:language="en" fo:country="IN"/>
    </style:style>
    <style:style style:name="T158" style:parent-style-name="DefaultParagraphFont" style:family="text">
      <style:text-properties fo:font-weight="bold" style:font-weight-asian="bold" style:font-weight-complex="bold" fo:language="en" fo:country="IN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margin-top="0.1666in" fo:line-height="100%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justify" fo:margin-top="0.1666in" fo:line-height="100%"/>
    </style:style>
    <style:style style:name="T164" style:parent-style-name="DefaultParagraphFont" style:family="text">
      <style:text-properties fo:font-weight="bold" style:font-weight-asian="bold" style:font-weight-complex="bold" fo:language="en" fo:country="IN"/>
    </style:style>
    <style:style style:name="T165" style:parent-style-name="DefaultParagraphFont" style:family="text">
      <style:text-properties fo:font-weight="bold" style:font-weight-asian="bold" style:font-weight-complex="bold" fo:language="en" fo:country="IN"/>
    </style:style>
    <style:style style:name="T166" style:parent-style-name="DefaultParagraphFont" style:family="text">
      <style:text-properties fo:font-weight="bold" style:font-weight-asian="bold" style:font-weight-complex="bold" fo:language="en" fo:country="IN"/>
    </style:style>
    <style:style style:name="T167" style:parent-style-name="DefaultParagraphFont" style:family="text">
      <style:text-properties fo:font-weight="bold" style:font-weight-asian="bold" style:font-weight-complex="bold" fo:language="en" fo:country="IN"/>
    </style:style>
    <style:style style:name="TableCell1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text-align="justify" fo:margin-top="0.1666in" fo:line-height="100%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fo:font-weight="bold" style:font-weight-asian="bold" style:font-weight-complex="bold" fo:language="en" fo:country="IN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ableCell1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justify" fo:margin-top="0.1666in" fo:line-height="100%"/>
    </style:style>
    <style:style style:name="TableRow175" style:family="table-row">
      <style:table-row-properties style:min-row-height="0.8993in" style:use-optimal-row-height="false"/>
    </style:style>
    <style:style style:name="TableCell17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text-align="center" fo:margin-top="0.1666in" fo:line-height="100%"/>
    </style:style>
    <style:style style:name="T178" style:parent-style-name="DefaultParagraphFont" style:family="text">
      <style:text-properties fo:font-weight="bold" style:font-weight-asian="bold"/>
    </style:style>
    <style:style style:name="TableCell1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text-align="justify" fo:margin-top="0.1666in" fo:line-height="100%"/>
    </style:style>
    <style:style style:name="TableCell1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text-align="justify" fo:margin-top="0.1666in" fo:line-height="100%"/>
    </style:style>
    <style:style style:name="TableCell1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text-align="justify" fo:margin-top="0.1666in" fo:line-height="100%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 fo:language="en" fo:country="IN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ableCell1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text-align="justify" fo:margin-top="0.1666in" fo:line-height="100%"/>
    </style:style>
    <style:style style:name="TableCell1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text-align="justify" fo:margin-top="0.1666in" fo:line-height="100%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 fo:language="en" fo:country="IN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ableCell1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text-align="justify" fo:margin-top="0.1666in" fo:line-height="100%"/>
    </style:style>
    <style:style style:name="TableRow199" style:family="table-row">
      <style:table-row-properties style:min-row-height="2.2118in" style:use-optimal-row-height="false"/>
    </style:style>
    <style:style style:name="TableCell20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text-align="center" fo:margin-top="0.1666in" fo:line-height="100%"/>
    </style:style>
    <style:style style:name="T202" style:parent-style-name="DefaultParagraphFont" style:family="text">
      <style:text-properties fo:font-weight="bold" style:font-weight-asian="bold"/>
    </style:style>
    <style:style style:name="TableCell2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text-align="justify" fo:margin-top="0.1666in" fo:line-height="100%"/>
    </style:style>
    <style:style style:name="TableCell2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text-align="justify" fo:margin-top="0.1666in" fo:line-height="100%"/>
    </style:style>
    <style:style style:name="TableCell2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text-align="justify" fo:margin-top="0.1666in" fo:line-height="100%"/>
    </style:style>
    <style:style style:name="T209" style:parent-style-name="DefaultParagraphFont" style:family="text">
      <style:text-properties fo:font-weight="bold" style:font-weight-asian="bold" style:font-weight-complex="bold" fo:language="en" fo:country="IN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ableCell2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/>
    </style:style>
    <style:style style:name="TableCell2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text-align="justify" fo:margin-top="0.1666in" fo:line-height="100%"/>
    </style:style>
    <style:style style:name="TableCell2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text-align="justify" fo:margin-top="0.1666in" fo:line-height="100%"/>
    </style:style>
    <style:style style:name="P217" style:parent-style-name="Standard" style:family="paragraph">
      <style:paragraph-properties fo:text-align="justify" fo:margin-top="0.1666in" fo:margin-bottom="0.1666in" fo:line-height="100%"/>
    </style:style>
    <style:style style:name="P218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----------<text:span text:style-name="T40"><text:s/></text:span><text:span text:style-name="T41">what is quality and quantity</text:span><text:span text:style-name="T42"><text:s/>of goods</text:span><text:span text:style-name="T43"><text:s/>they can supply</text:span><text:span text:style-name="T44"><text:s/></text:span><text:span text:style-name="T45">?</text:span></text:p>
            <text:p text:style-name="P46"><text:s/></text:p>
            <text:p text:style-name="P47">What are the types of contracts they have?</text:p>
          </table:table-cell>
          <table:table-cell table:style-name="TableCell48">
            <text:p text:style-name="P49"><text:span text:style-name="T50">---------</text:span><text:span text:style-name="T51">what is distance between supplier and warehouse</text:span><text:span text:style-name="T52">?</text:span></text:p>
          </table:table-cell>
          <table:table-cell table:style-name="TableCell53">
            <text:p text:style-name="P54"><text:span text:style-name="T55">-------------</text:span><text:span text:style-name="T56">what will be maintenance and operational cost to store goods</text:span><text:span text:style-name="T57">?</text:span></text:p>
          </table:table-cell>
          <table:table-cell table:style-name="TableCell58">
            <text:p text:style-name="P59"><text:span text:style-name="T60">------------</text:span><text:span text:style-name="T61">what is distance between warehouse and stores</text:span><text:span text:style-name="T62">-?</text:span></text:p>
          </table:table-cell>
          <table:table-cell table:style-name="TableCell63">
            <text:p text:style-name="P64">What is the size of the buffer supply area?</text:p>
            <text:p text:style-name="P65"><text:s/></text:p>
            <text:p text:style-name="P66">--------------<text:span text:style-name="T67">what is time of operation of store</text:span><text:span text:style-name="T68">?</text:span></text:p>
          </table:table-cell>
          <table:table-cell table:style-name="TableCell69">
            <text:p text:style-name="P70"><text:span text:style-name="T71">-----------</text:span><text:span text:style-name="T72">what</text:span><text:span text:style-name="T73"><text:s/></text:span><text:span text:style-name="T74">type of<text:s/></text:span><text:span text:style-name="T75">goods</text:span><text:span text:style-name="T76"><text:s/>does<text:s/></text:span><text:span text:style-name="T77">customers buy more<text:s/></text:span><text:span text:style-name="T78">?</text:span></text:p>
            <text:p text:style-name="P79"><text:s/></text:p>
            <text:p text:style-name="P80"><text:span text:style-name="T81">----------</text:span><text:span text:style-name="T82">what are the peak and normal time does customers visit stores</text:span><text:span text:style-name="T83">?</text:span></text:p>
          </table:table-cell>
        </table:table-row>
        <table:table-row table:style-name="TableRow84">
          <table:table-cell table:style-name="TableCell85">
            <text:p text:style-name="P86"><text:span text:style-name="T87">How?</text:span></text:p>
          </table:table-cell>
          <table:table-cell table:style-name="TableCell88">
            <text:p text:style-name="P89"><text:span text:style-name="T90">-----------</text:span><text:span text:style-name="T91">how</text:span><text:span text:style-name="T92"><text:s text:c="2"/>much goods<text:s/></text:span><text:span text:style-name="T93">suppliers</text:span><text:span text:style-name="T94"><text:s/>can supply at<text:s/></text:span><text:span text:style-name="T95">flexible time(peak time and in normal time)<text:s/></text:span><text:span text:style-name="T96">?</text:span></text:p>
          </table:table-cell>
          <table:table-cell table:style-name="TableCell97">
            <text:p text:style-name="P98"><text:span text:style-name="T99">----------</text:span><text:span text:style-name="T100">how often they get schedules</text:span><text:span text:style-name="T101">?</text:span></text:p>
          </table:table-cell>
          <table:table-cell table:style-name="TableCell102">
            <text:p text:style-name="P103"><text:span text:style-name="T104">------------</text:span><text:span text:style-name="T105">how many workers required for maintenance and operational work</text:span><text:span text:style-name="T106">?</text:span></text:p>
          </table:table-cell>
          <table:table-cell table:style-name="TableCell107">
            <text:p text:style-name="P108">How are the schedules arrived at?</text:p>
          </table:table-cell>
          <table:table-cell table:style-name="TableCell109">
            <text:p text:style-name="P110"><text:span text:style-name="T111">-----------</text:span><text:span text:style-name="T112">how many workers required for maintenance and operational work</text:span><text:span text:style-name="T113">?</text:span></text:p>
            <text:p text:style-name="P114"><text:s/></text:p>
            <text:p text:style-name="P115"><text:span text:style-name="T116">-----------</text:span><text:span text:style-name="T117">how stores are arranging goods</text:span><text:span text:style-name="T118">?</text:span></text:p>
          </table:table-cell>
          <table:table-cell table:style-name="TableCell119">
            <text:p text:style-name="P120">How is the store layout<text:s/>optimized?</text:p>
            <text:p text:style-name="P121"><text:s/></text:p>
          </table:table-cell>
        </table:table-row>
        <text:soft-page-break/>
        <table:table-row table:style-name="TableRow122">
          <table:table-cell table:style-name="TableCell123">
            <text:p text:style-name="P124"><text:span text:style-name="T125">Who?</text:span></text:p>
          </table:table-cell>
          <table:table-cell table:style-name="TableCell126">
            <text:p text:style-name="P127"><text:span text:style-name="T128">-----</text:span><text:span text:style-name="T129">who are the<text:s/></text:span><text:span text:style-name="T130">cost effective</text:span><text:span text:style-name="T131"><text:s/>and nearest suppliers of good quality</text:span><text:span text:style-name="T132"><text:s/>goods</text:span><text:span text:style-name="T133">?</text:span></text:p>
          </table:table-cell>
          <table:table-cell table:style-name="TableCell134">
            <text:p text:style-name="P135">Who are the transporters?</text:p>
          </table:table-cell>
          <table:table-cell table:style-name="TableCell136">
            <text:p text:style-name="P137"><text:s/></text:p>
          </table:table-cell>
          <table:table-cell table:style-name="TableCell138">
            <text:p text:style-name="P139">-<text:span text:style-name="T140">-------</text:span><text:span text:style-name="T141"><text:s/>Who are the transporters</text:span><text:span text:style-name="T142">?</text:span></text:p>
          </table:table-cell>
          <table:table-cell table:style-name="TableCell143">
            <text:p text:style-name="P144"><text:s/></text:p>
          </table:table-cell>
          <table:table-cell table:style-name="TableCell145">
            <text:p text:style-name="P146">------<text:span text:style-name="T147">who are the loyal customer<text:s/></text:span><text:span text:style-name="T148">?</text:span></text:p>
          </table:table-cell>
        </table:table-row>
        <table:table-row table:style-name="TableRow149">
          <table:table-cell table:style-name="TableCell150">
            <text:p text:style-name="P151"><text:span text:style-name="T152">When?</text:span></text:p>
          </table:table-cell>
          <table:table-cell table:style-name="TableCell153">
            <text:p text:style-name="P154"><text:s/></text:p>
          </table:table-cell>
          <table:table-cell table:style-name="TableCell155">
            <text:p text:style-name="P156">-----------<text:span text:style-name="T157">when<text:s/></text:span><text:span text:style-name="T158">is optimal time to transfer goods to warehouse</text:span><text:span text:style-name="T159">?</text:span></text:p>
          </table:table-cell>
          <table:table-cell table:style-name="TableCell160">
            <text:p text:style-name="P161">When do the warehouses receive goods from the transporters?</text:p>
          </table:table-cell>
          <table:table-cell table:style-name="TableCell162">
            <text:p text:style-name="P163">--------<text:span text:style-name="T164"><text:s/>when is optimal time to transfer goods</text:span><text:span text:style-name="T165"><text:s/>from warehouse</text:span><text:span text:style-name="T166"><text:s/>to<text:s/></text:span><text:span text:style-name="T167">stores</text:span>?</text:p>
          </table:table-cell>
          <table:table-cell table:style-name="TableCell168">
            <text:p text:style-name="P169"><text:span text:style-name="T170">------------</text:span><text:span text:style-name="T171">when does goods will be supplied to stores</text:span><text:span text:style-name="T172">?</text:span></text:p>
          </table:table-cell>
          <table:table-cell table:style-name="TableCell173">
            <text:p text:style-name="P174">When do they visit the store?</text:p>
          </table:table-cell>
        </table:table-row>
        <table:table-row table:style-name="TableRow175">
          <table:table-cell table:style-name="TableCell176">
            <text:p text:style-name="P177"><text:span text:style-name="T178">Where?</text:span></text:p>
          </table:table-cell>
          <table:table-cell table:style-name="TableCell179">
            <text:p text:style-name="P180">Where are the suppliers<text:s/>located?</text:p>
          </table:table-cell>
          <table:table-cell table:style-name="TableCell181">
            <text:p text:style-name="P182"><text:s/></text:p>
          </table:table-cell>
          <table:table-cell table:style-name="TableCell183">
            <text:p text:style-name="P184"><text:span text:style-name="T185">----------</text:span><text:span text:style-name="T186"><text:s/>Where are the<text:s/></text:span><text:span text:style-name="T187">warehouse</text:span><text:span text:style-name="T188"><text:s/>located?</text:span></text:p>
          </table:table-cell>
          <table:table-cell table:style-name="TableCell189">
            <text:p text:style-name="P190"><text:s/></text:p>
          </table:table-cell>
          <table:table-cell table:style-name="TableCell191">
            <text:p text:style-name="P192"><text:span text:style-name="T193">----------</text:span><text:span text:style-name="T194"><text:s/>Where are the<text:s/></text:span><text:span text:style-name="T195">stores</text:span><text:span text:style-name="T196"><text:s/>located?</text:span></text:p>
          </table:table-cell>
          <table:table-cell table:style-name="TableCell197">
            <text:p text:style-name="P198"><text:s/></text:p>
          </table:table-cell>
        </table:table-row>
        <table:table-row table:style-name="TableRow199">
          <table:table-cell table:style-name="TableCell200">
            <text:p text:style-name="P201"><text:span text:style-name="T202">Which?</text:span></text:p>
          </table:table-cell>
          <table:table-cell table:style-name="TableCell203">
            <text:p text:style-name="P204"><text:s/></text:p>
          </table:table-cell>
          <table:table-cell table:style-name="TableCell205">
            <text:p text:style-name="P206">Which prominent routes are used by the transporters for navigating between the suppliers and the warehouses?</text:p>
          </table:table-cell>
          <table:table-cell table:style-name="TableCell207">
            <text:p text:style-name="P208">--------------<text:span text:style-name="T209">which goods require more maintenance</text:span><text:span text:style-name="T210">?</text:span></text:p>
          </table:table-cell>
          <table:table-cell table:style-name="TableCell211">
            <text:p text:style-name="P212">--------------Which prominent routes are used by the transporters for navigating between the suppliers and the warehouses?</text:p>
          </table:table-cell>
          <table:table-cell table:style-name="TableCell213">
            <text:p text:style-name="P214"><text:s/></text:p>
          </table:table-cell>
          <table:table-cell table:style-name="TableCell215">
            <text:p text:style-name="P216"><text:s/></text:p>
          </table:table-cell>
        </table:table-row>
      </table:table>
      <text:p text:style-name="P217"><text:s/></text:p>
      <text:p text:style-name="P218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nesh kundagol</dc:creator>
    <meta:creation-date>2022-06-03T04:35:00Z</meta:creation-date>
    <dc:date>2022-06-03T05:13:00Z</dc:date>
    <meta:template xlink:href="Normal" xlink:type="simple"/>
    <meta:editing-cycles>3</meta:editing-cycles>
    <meta:editing-duration>PT2280S</meta:editing-duration>
    <meta:document-statistic meta:page-count="2" meta:paragraph-count="4" meta:word-count="300" meta:character-count="2008" meta:row-count="14" meta:non-whitespace-character-count="1712"/>
  </office:meta>
</office:document-meta>
</file>